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/>
    </style:style>
    <style:style style:name="P2" style:family="paragraph" style:parent-style-name="Standard">
      <style:paragraph-properties fo:break-before="page"/>
      <style:text-properties fo:color="#ff0000" loext:opacity="100%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text-properties style:use-window-font-color="true" loext:opacity="0%" officeooo:rsid="00158878" officeooo:paragraph-rsid="00158878"/>
    </style:style>
    <style:style style:name="P5" style:family="paragraph" style:parent-style-name="Standard">
      <style:text-properties style:use-window-font-color="true" loext:opacity="0%" officeooo:rsid="0018d801" officeooo:paragraph-rsid="0018d801"/>
    </style:style>
    <style:style style:name="P6" style:family="paragraph" style:parent-style-name="Standard">
      <style:text-properties style:use-window-font-color="true" loext:opacity="0%" officeooo:rsid="001a565d" officeooo:paragraph-rsid="001a565d"/>
    </style:style>
    <style:style style:name="P7" style:family="paragraph" style:parent-style-name="Standard">
      <style:text-properties style:use-window-font-color="true" loext:opacity="0%" officeooo:rsid="001b7c7e" officeooo:paragraph-rsid="001b7c7e"/>
    </style:style>
    <style:style style:name="P8" style:family="paragraph" style:parent-style-name="Standard">
      <style:text-properties style:use-window-font-color="true" loext:opacity="0%" officeooo:rsid="001aaaa6" officeooo:paragraph-rsid="001a565d"/>
    </style:style>
    <style:style style:name="P9" style:family="paragraph" style:parent-style-name="Standard">
      <style:text-properties style:use-window-font-color="true" loext:opacity="0%" officeooo:rsid="001cddab" officeooo:paragraph-rsid="001cddab"/>
    </style:style>
    <style:style style:name="T1" style:family="text">
      <style:text-properties officeooo:rsid="0011903b"/>
    </style:style>
    <style:style style:name="T2" style:family="text">
      <style:text-properties officeooo:rsid="00130f89"/>
    </style:style>
    <style:style style:name="T3" style:family="text">
      <style:text-properties officeooo:rsid="0014e96f"/>
    </style:style>
    <style:style style:name="T4" style:family="text">
      <style:text-properties officeooo:rsid="00158878"/>
    </style:style>
    <style:style style:name="T5" style:family="text">
      <style:text-properties officeooo:rsid="001aaa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→ <text:span text:style-name="T3">GERAIS:</text:span></text:p>
      <text:p text:style-name="P5">ios_base::sync_with_stdio(false);</text:p>
      <text:p text:style-name="P5">cin.tie(0);</text:p>
      <text:p text:style-name="P5">cout.tie(0);</text:p>
      <text:p text:style-name="P5"/>
      <text:p text:style-name="P6">- Uma sequência a = {a1, a2, a3, …, ak} tem 2^n <text:span text:style-name="T5">subconjuntos </text:span>distint<text:span text:style-name="T5">o</text:span>s</text:p>
      <text:p text:style-name="P6">- <text:span text:style-name="T5">Uma sequência a = {a1, a2, a3, …, ak} tem (n(n – 1))/2 subsequências</text:span></text:p>
      <text:p text:style-name="P6">- <text:span text:style-name="T5">Macros:</text:span></text:p>
      <text:p text:style-name="P8">#include &lt;bits/stdc++.h&gt;</text:p>
      <text:p text:style-name="P8">#define ll long long </text:p>
      <text:p text:style-name="P8">#define nll unsigned long long </text:p>
      <text:p text:style-name="P9">#define oo { 1LL « 62 } </text:p>
      <text:p text:style-name="P8">#define fastIO ios_base::sync_with_stdio(false); cin.tie(NULL); cout.tie(NULL);</text:p>
      <text:p text:style-name="P7">using namespace std;</text:p>
      <text:p text:style-name="P2"/>
      <text:p text:style-name="P1">→ <text:span text:style-name="T2">STRINGS:</text:span></text:p>
      <text:p text:style-name="P1">→ <text:span text:style-name="T2">HISTOGRAMA </text:span><text:span text:style-name="T4">(STRING)</text:span></text:p>
      <text:p text:style-name="P3">#include &lt;iostream&gt;</text:p>
      <text:p text:style-name="P3">#include &lt;string&gt;</text:p>
      <text:p text:style-name="P3">#include &lt;map&gt;</text:p>
      <text:p text:style-name="P3">//#include &lt;bits/stdc++.h&gt;</text:p>
      <text:p text:style-name="P3"/>
      <text:p text:style-name="P3">using namespace std;</text:p>
      <text:p text:style-name="P3"/>
      <text:p text:style-name="P3">map&lt;char, int&gt; hist(const string&amp; s);</text:p>
      <text:p text:style-name="P3"/>
      <text:p text:style-name="P3">int main(int argc, char* argv[2]){</text:p>
      <text:p text:style-name="P3"><text:tab/>/*if(argc != 2){</text:p>
      <text:p text:style-name="P3"><text:tab/><text:tab/>cout &lt;&lt; "Erro! Compile assim: $ ./histograma s" &lt;&lt; endl;</text:p>
      <text:p text:style-name="P3"><text:tab/><text:tab/>exit(1);</text:p>
      <text:p text:style-name="P3"><text:tab/>}*/</text:p>
      <text:p text:style-name="P3"/>
      <text:p text:style-name="P3"><text:tab/>//string s = argv[1];</text:p>
      <text:p text:style-name="P3"><text:s text:c="2"/>string s = "c a s a";</text:p>
      <text:p text:style-name="P3"><text:tab/>cout &lt;&lt; s &lt;&lt; endl;</text:p>
      <text:p text:style-name="P3"><text:tab/>map&lt;char, int&gt; h = hist(s);</text:p>
      <text:p text:style-name="P3"><text:tab/>for(const auto&amp; c : h)</text:p>
      <text:p text:style-name="P3"><text:tab/><text:tab/>cout &lt;&lt; c.first &lt;&lt; ":" &lt;&lt; c.second &lt;&lt; endl;</text:p>
      <text:p text:style-name="P3"/>
      <text:p text:style-name="P3"><text:tab/>return 0;</text:p>
      <text:p text:style-name="P3">}</text:p>
      <text:p text:style-name="P3"/>
      <text:p text:style-name="P3">map&lt;char, int&gt; hist(const string&amp; s){</text:p>
      <text:p text:style-name="P3"><text:tab/>map&lt;char, int&gt; h;</text:p>
      <text:p text:style-name="P3"/>
      <text:p text:style-name="P3"><text:tab/>for(auto c : s)</text:p>
      <text:p text:style-name="P3"><text:tab/><text:tab/>++h[c];</text:p>
      <text:p text:style-name="P3"/>
      <text:p text:style-name="P3"><text:tab/>return h;</text:p>
      <text:p text:style-name="P3">}</text:p>
      <text:p text:style-name="P3"/>
      <text:p text:style-name="P1">→ <text:span text:style-name="T4">HISTOGRAMA (INT)</text:span></text:p>
      <text:p text:style-name="P4">#include &lt;iostream&gt;</text:p>
      <text:p text:style-name="P4">#include &lt;map&gt;</text:p>
      <text:p text:style-name="P4">#include &lt;vector&gt;</text:p>
      <text:p text:style-name="P4"/>
      <text:p text:style-name="P4">using namespace std;</text:p>
      <text:p text:style-name="P4"/>
      <text:p text:style-name="P4">int main(){</text:p>
      <text:p text:style-name="P4"><text:tab/>map&lt;int, int&gt; hist;</text:p>
      <text:p text:style-name="P4"><text:tab/>vector&lt;int&gt; xs;</text:p>
      <text:p text:style-name="P4"/>
      <text:p text:style-name="P4"><text:tab/>for(int i=0; i&lt;5; i++){</text:p>
      <text:p text:style-name="P4"><text:tab/><text:tab/>int x;</text:p>
      <text:p text:style-name="P4"><text:soft-page-break/><text:tab/><text:tab/>cin &gt;&gt; x;</text:p>
      <text:p text:style-name="P4"><text:tab/><text:tab/>xs.push_back(x);</text:p>
      <text:p text:style-name="P4"><text:tab/>}</text:p>
      <text:p text:style-name="P4"/>
      <text:p text:style-name="P4"><text:tab/>for(size_t i=0; i&lt;xs.size(); i++){</text:p>
      <text:p text:style-name="P4"><text:tab/><text:tab/>hist[xs[i]]++;</text:p>
      <text:p text:style-name="P4"><text:tab/>}</text:p>
      <text:p text:style-name="P4"/>
      <text:p text:style-name="P4"><text:tab/>for(const auto &amp;e : hist)</text:p>
      <text:p text:style-name="P4"><text:tab/><text:tab/>cout &lt;&lt; e.first &lt;&lt; ":" &lt;&lt; e.second &lt;&lt; endl;</text:p>
      <text:p text:style-name="P4"/>
      <text:p text:style-name="P4"><text:tab/>cout &lt;&lt; endl;</text:p>
      <text:p text:style-name="P4"><text:tab/>return 0;</text:p>
      <text:p text:style-name="P4">}</text:p>
      <text:p text:style-name="P1"/>
      <text:p text:style-name="P2">→ <text:span text:style-name="T2">DINAMIC PROGRAMING (DP):</text:span></text:p>
      <text:p text:style-name="P1">→ <text:span text:style-name="T1">FIBONACCI TOP DOWN</text:span></text:p>
      <text:p text:style-name="Standard">#include &lt;bits/stdc++.h&gt;</text:p>
      <text:p text:style-name="Standard"/>
      <text:p text:style-name="Standard">using namespace std;</text:p>
      <text:p text:style-name="Standard"/>
      <text:p text:style-name="Standard">constexpr int MAX { 200'010 };</text:p>
      <text:p text:style-name="Standard"/>
      <text:p text:style-name="Standard">int st[MAX];</text:p>
      <text:p text:style-name="Standard"/>
      <text:p text:style-name="Standard">int F(int N)</text:p>
      <text:p text:style-name="Standard">{</text:p>
      <text:p text:style-name="Standard"><text:s text:c="4"/>if (N == 0 or N == 1)</text:p>
      <text:p text:style-name="Standard"><text:s text:c="8"/>return N;</text:p>
      <text:p text:style-name="Standard"/>
      <text:p text:style-name="Standard"><text:s text:c="4"/>if (st[N] != -1)</text:p>
      <text:p text:style-name="Standard"><text:s text:c="8"/>return st[N];</text:p>
      <text:p text:style-name="Standard"/>
      <text:p text:style-name="Standard"><text:s text:c="4"/>st[N] = F(N - 1) + F(N - 2);</text:p>
      <text:p text:style-name="Standard"/>
      <text:p text:style-name="Standard"><text:s text:c="4"/>return st[N]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ios::sync_with_stdio(false);</text:p>
      <text:p text:style-name="Standard"><text:s text:c="4"/>memset(st, -1, sizeof st);</text:p>
      <text:p text:style-name="Standard"/>
      <text:p text:style-name="Standard"><text:s text:c="4"/>int N;</text:p>
      <text:p text:style-name="Standard"><text:s text:c="4"/>cin &gt;&gt; N;</text:p>
      <text:p text:style-name="Standard"/>
      <text:p text:style-name="Standard"><text:s text:c="4"/>cout &lt;&lt; F(N) &lt;&lt; endl;</text:p>
      <text:p text:style-name="Standard"/>
      <text:p text:style-name="Standard"><text:s text:c="4"/>return 0;</text:p>
      <text:p text:style-name="Standard">}</text:p>
      <text:p text:style-name="Standard"/>
      <text:p text:style-name="P1">→ <text:span text:style-name="T1">BINOMIO DE NEWTON TP1</text:span></text:p>
      <text:p text:style-name="Standard">#include &lt;bits/stdc++.h&gt;</text:p>
      <text:p text:style-name="Standard"/>
      <text:p text:style-name="Standard">using namespace std;</text:p>
      <text:p text:style-name="Standard">constexpr int MAX { 1'010 };</text:p>
      <text:p text:style-name="Standard"/>
      <text:p text:style-name="Standard">long long st[MAX][MAX];</text:p>
      <text:p text:style-name="Standard"/>
      <text:p text:style-name="Standard">long long binom(int n, int m)</text:p>
      <text:p text:style-name="Standard">{</text:p>
      <text:p text:style-name="Standard"><text:s text:c="4"/>if (m &gt; n) return 0;</text:p>
      <text:p text:style-name="Standard"/>
      <text:p text:style-name="Standard"><text:s text:c="4"/>if (m == 0 or m == n) return 1;</text:p>
      <text:p text:style-name="Standard"/>
      <text:p text:style-name="Standard"><text:soft-page-break/><text:s text:c="4"/>if (st[n][m] != -1)</text:p>
      <text:p text:style-name="Standard"><text:s text:c="8"/>return st[n][m];</text:p>
      <text:p text:style-name="Standard"/>
      <text:p text:style-name="Standard"><text:s text:c="4"/>st[n][m] = binom(n - 1, m) + binom(n - 1, m - 1);</text:p>
      <text:p text:style-name="Standard"/>
      <text:p text:style-name="Standard"><text:s text:c="4"/>return st[n][m]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int n, m;</text:p>
      <text:p text:style-name="Standard"><text:s text:c="4"/>cin &gt;&gt; n &gt;&gt; m;</text:p>
      <text:p text:style-name="Standard"/>
      <text:p text:style-name="Standard"><text:s text:c="4"/>memset(st, -1, sizeof st);</text:p>
      <text:p text:style-name="Standard"/>
      <text:p text:style-name="Standard"><text:s text:c="4"/>cout &lt;&lt; "binom(" &lt;&lt; n &lt;&lt; "," &lt;&lt; m &lt;&lt; ") = " &lt;&lt; binom(n, m) &lt;&lt; endl;</text:p>
      <text:p text:style-name="Standard"/>
      <text:p text:style-name="Standard"><text:s text:c="4"/>return 0;</text:p>
      <text:p text:style-name="Standard">}</text:p>
      <text:p text:style-name="Standard"/>
      <text:p text:style-name="P1">→ <text:span text:style-name="T1">BINOMIO DE NEWTON TP2</text:span></text:p>
      <text:p text:style-name="Standard">#include &lt;bits/stdc++.h&gt;</text:p>
      <text:p text:style-name="Standard"/>
      <text:p text:style-name="Standard">using namespace std;</text:p>
      <text:p text:style-name="Standard"/>
      <text:p text:style-name="Standard">constexpr int MAX { 1'010 };</text:p>
      <text:p text:style-name="Standard">constexpr long long MOD { 1'000'000'007 };</text:p>
      <text:p text:style-name="Standard"/>
      <text:p text:style-name="Standard">long long st[2*MAX][MAX];</text:p>
      <text:p text:style-name="Standard"/>
      <text:p text:style-name="Standard">long long binom(int n, int m)</text:p>
      <text:p text:style-name="Standard">{</text:p>
      <text:p text:style-name="Standard"><text:s text:c="4"/>if (m &gt; n or m &lt; 0)</text:p>
      <text:p text:style-name="Standard"><text:s text:c="8"/>return 0;</text:p>
      <text:p text:style-name="Standard"/>
      <text:p text:style-name="Standard"><text:s text:c="4"/>if (m &gt; n - m)</text:p>
      <text:p text:style-name="Standard"><text:s text:c="8"/>m = n - m;</text:p>
      <text:p text:style-name="Standard"/>
      <text:p text:style-name="Standard"><text:s text:c="4"/>if (m == 0 or m == n)</text:p>
      <text:p text:style-name="Standard"><text:s text:c="8"/>return 1;</text:p>
      <text:p text:style-name="Standard"/>
      <text:p text:style-name="Standard"><text:s text:c="4"/>if (st[n][m] != -1)</text:p>
      <text:p text:style-name="Standard"><text:s text:c="8"/>return st[n][m];</text:p>
      <text:p text:style-name="Standard"/>
      <text:p text:style-name="Standard"><text:s text:c="4"/>auto res = (binom(n - 1, m) + binom(n - 1, m - 1)) % MOD;</text:p>
      <text:p text:style-name="Standard"/>
      <text:p text:style-name="Standard"><text:s text:c="4"/>st[n][m] = res;</text:p>
      <text:p text:style-name="Standard"><text:s text:c="4"/>return res;</text:p>
      <text:p text:style-name="Standard">}</text:p>
      <text:p text:style-name="Standard"/>
      <text:p text:style-name="Standard"><text:soft-page-break/>int main()</text:p>
      <text:p text:style-name="Standard">{</text:p>
      <text:p text:style-name="Standard"><text:s text:c="4"/>int n, m;</text:p>
      <text:p text:style-name="Standard"><text:s text:c="4"/>cin &gt;&gt; n &gt;&gt; m;</text:p>
      <text:p text:style-name="Standard"/>
      <text:p text:style-name="Standard"><text:s text:c="4"/>memset(st, -1, sizeof st);</text:p>
      <text:p text:style-name="Standard"/>
      <text:p text:style-name="Standard"><text:s text:c="4"/>cout &lt;&lt; "binom(" &lt;&lt; n &lt;&lt; "," &lt;&lt; m &lt;&lt; ") = " &lt;&lt; binom(n, m) &lt;&lt; endl;</text:p>
      <text:p text:style-name="Standard"/>
      <text:p text:style-name="Standard"><text:s text:c="4"/>return 0;</text:p>
      <text:p text:style-name="Standard">}</text:p>
      <text:p text:style-name="Standard"/>
      <text:p text:style-name="P1">→ <text:span text:style-name="T1">ILYA AND QUERIES</text:span></text:p>
      <text:p text:style-name="Standard">#include &lt;iostream&gt;</text:p>
      <text:p text:style-name="Standard">#include &lt;vector&gt;</text:p>
      <text:p text:style-name="Standard">#include &lt;string&gt;</text:p>
      <text:p text:style-name="Standard"/>
      <text:p text:style-name="Standard">using namespace std;</text:p>
      <text:p text:style-name="Standard"/>
      <text:p text:style-name="Standard">int main(){</text:p>
      <text:p text:style-name="Standard"><text:tab/>string s;</text:p>
      <text:p text:style-name="Standard"><text:tab/>int m;</text:p>
      <text:p text:style-name="Standard"/>
      <text:p text:style-name="Standard"><text:tab/>cin &gt;&gt; s &gt;&gt; m;</text:p>
      <text:p text:style-name="Standard"/>
      <text:p text:style-name="Standard"><text:tab/>vector&lt;int&gt; ps(s.size()+1, 0);</text:p>
      <text:p text:style-name="Standard"/>
      <text:p text:style-name="Standard"><text:tab/>for(size_t i=1; i&lt;s.size(); i++)</text:p>
      <text:p text:style-name="Standard"><text:tab/><text:tab/>ps[i+1] = ps[i] + (s.at(i) == s.at(i-1));</text:p>
      <text:p text:style-name="Standard"/>
      <text:p text:style-name="Standard"><text:tab/>while(m--){</text:p>
      <text:p text:style-name="Standard"><text:tab/><text:tab/>int l, r;</text:p>
      <text:p text:style-name="Standard"><text:tab/><text:tab/>cin &gt;&gt; l &gt;&gt; r;</text:p>
      <text:p text:style-name="Standard"><text:tab/><text:tab/>cout &lt;&lt; ps.at(r) - ps.at(l) &lt;&lt; endl;</text:p>
      <text:p text:style-name="Standard"><text:tab/>}</text:p>
      <text:p text:style-name="Standard"/>
      <text:p text:style-name="Standard"><text:tab/>cout &lt;&lt; endl;</text:p>
      <text:p text:style-name="Standard"><text:tab/>return 0;</text:p>
      <text:p text:style-name="Standard">}</text:p>
      <text:p text:style-name="Standard"/>
      <text:p text:style-name="P1">→ <text:span text:style-name="T1">MAX RANGE SUM COMPLETE SEARCH</text:span></text:p>
      <text:p text:style-name="Standard">#include &lt;bits/stdc++.h&gt;</text:p>
      <text:p text:style-name="Standard"/>
      <text:p text:style-name="Standard">using namespace std;</text:p>
      <text:p text:style-name="Standard"/>
      <text:p text:style-name="Standard">long long oo { 1LL &lt;&lt; 62 };</text:p>
      <text:p text:style-name="Standard"/>
      <text:p text:style-name="Standard">long long MRS(const vector&lt;int&gt;&amp; as)</text:p>
      <text:p text:style-name="Standard">{</text:p>
      <text:p text:style-name="Standard"><text:s text:c="4"/>auto N = as.size();</text:p>
      <text:p text:style-name="Standard"><text:soft-page-break/><text:s text:c="4"/>long long ans = -oo;</text:p>
      <text:p text:style-name="Standard"/>
      <text:p text:style-name="Standard"><text:s text:c="4"/>for (size_t i = 0; i &lt; N; ++i)</text:p>
      <text:p text:style-name="Standard"><text:s text:c="4"/>{</text:p>
      <text:p text:style-name="Standard"><text:s text:c="8"/>for (size_t j = i; j &lt; N; ++j)</text:p>
      <text:p text:style-name="Standard"><text:s text:c="8"/>{</text:p>
      <text:p text:style-name="Standard"><text:s text:c="12"/>long long sum = 0;</text:p>
      <text:p text:style-name="Standard"/>
      <text:p text:style-name="Standard"><text:s text:c="12"/>for (size_t k = i; k &lt;= j; ++k)</text:p>
      <text:p text:style-name="Standard"><text:s text:c="16"/>sum += as[k];</text:p>
      <text:p text:style-name="Standard"/>
      <text:p text:style-name="Standard"><text:s text:c="12"/>ans = max(ans, sum);</text:p>
      <text:p text:style-name="Standard"><text:s text:c="8"/>}</text:p>
      <text:p text:style-name="Standard"><text:s text:c="4"/>}</text:p>
      <text:p text:style-name="Standard"/>
      <text:p text:style-name="Standard"><text:s text:c="4"/>return ans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int N;</text:p>
      <text:p text:style-name="Standard"><text:s text:c="4"/>cin &gt;&gt; N;</text:p>
      <text:p text:style-name="Standard"/>
      <text:p text:style-name="Standard"><text:s text:c="4"/>vector&lt;int&gt; as(N);</text:p>
      <text:p text:style-name="Standard"/>
      <text:p text:style-name="Standard"><text:s text:c="4"/>for (int i = 0; i &lt; N; ++i)</text:p>
      <text:p text:style-name="Standard"><text:s text:c="8"/>cin &gt;&gt; as[i];</text:p>
      <text:p text:style-name="Standard"/>
      <text:p text:style-name="Standard"><text:s text:c="4"/>auto ans = MRS(as);</text:p>
      <text:p text:style-name="Standard"/>
      <text:p text:style-name="Standard"><text:s text:c="4"/>cout &lt;&lt; ans &lt;&lt; '\n';</text:p>
      <text:p text:style-name="Standard"/>
      <text:p text:style-name="Standard"><text:s text:c="4"/>return 0;</text:p>
      <text:p text:style-name="Standard">}</text:p>
      <text:p text:style-name="Standard"/>
      <text:p text:style-name="P1">→ <text:span text:style-name="T1">KADANE </text:span></text:p>
      <text:p text:style-name="Standard">#include &lt;bits/stdc++.h&gt;</text:p>
      <text:p text:style-name="Standard"/>
      <text:p text:style-name="Standard">using namespace std;</text:p>
      <text:p text:style-name="Standard"/>
      <text:p text:style-name="Standard">int kadane(const vector&lt;int&gt;&amp; as)</text:p>
      <text:p text:style-name="Standard">{</text:p>
      <text:p text:style-name="Standard"><text:s text:c="4"/>vector&lt;int&gt; s(as.size());</text:p>
      <text:p text:style-name="Standard"><text:s text:c="4"/>s[0] = as[0];</text:p>
      <text:p text:style-name="Standard"/>
      <text:p text:style-name="Standard"><text:s text:c="4"/>for (size_t i = 1; i &lt; as.size(); ++i)</text:p>
      <text:p text:style-name="Standard"><text:s text:c="8"/>s[i] = max(as[i], s[i - 1] + as[i]);</text:p>
      <text:p text:style-name="Standard"/>
      <text:p text:style-name="Standard"><text:s text:c="4"/>return *max_element(s.begin(), s.end());</text:p>
      <text:p text:style-name="Standard">}</text:p>
      <text:p text:style-name="Standard"><text:soft-page-break/></text:p>
      <text:p text:style-name="Standard">int main()</text:p>
      <text:p text:style-name="Standard">{</text:p>
      <text:p text:style-name="Standard"><text:s text:c="4"/>int N;</text:p>
      <text:p text:style-name="Standard"><text:s text:c="4"/>cin &gt;&gt; N;</text:p>
      <text:p text:style-name="Standard"/>
      <text:p text:style-name="Standard"><text:s text:c="4"/>vector&lt;int&gt; as(N);</text:p>
      <text:p text:style-name="Standard"/>
      <text:p text:style-name="Standard"><text:s text:c="4"/>for (int i = 0; i &lt; N; ++i)</text:p>
      <text:p text:style-name="Standard"><text:s text:c="8"/>cin &gt;&gt; as[i];</text:p>
      <text:p text:style-name="Standard"/>
      <text:p text:style-name="Standard"><text:s text:c="4"/>auto ans = kadane(as);</text:p>
      <text:p text:style-name="Standard"/>
      <text:p text:style-name="Standard"><text:s text:c="4"/>cout &lt;&lt; ans &lt;&lt; '\n';</text:p>
      <text:p text:style-name="Standard"/>
      <text:p text:style-name="Standard"><text:s text:c="4"/>return 0;</text:p>
      <text:p text:style-name="Standard">}</text:p>
      <text:p text:style-name="Standard"/>
      <text:p text:style-name="P1">→ <text:span text:style-name="T1">KADANE 2 - “GULOSA”</text:span></text:p>
      <text:p text:style-name="Standard">#include &lt;bits/stdc++.h&gt;</text:p>
      <text:p text:style-name="Standard"/>
      <text:p text:style-name="Standard">using namespace std;</text:p>
      <text:p text:style-name="Standard"/>
      <text:p text:style-name="Standard">int kadane(const vector&lt;int&gt;&amp; as)</text:p>
      <text:p text:style-name="Standard">{</text:p>
      <text:p text:style-name="Standard"><text:s text:c="4"/>int ans = as[0], sum = ans;</text:p>
      <text:p text:style-name="Standard"/>
      <text:p text:style-name="Standard"><text:s text:c="4"/>for (size_t i = 1; i &lt; as.size(); ++i)</text:p>
      <text:p text:style-name="Standard"><text:s text:c="4"/>{</text:p>
      <text:p text:style-name="Standard"><text:s text:c="8"/>if (sum &lt; 0)</text:p>
      <text:p text:style-name="Standard"><text:s text:c="12"/>sum = 0;</text:p>
      <text:p text:style-name="Standard"/>
      <text:p text:style-name="Standard"><text:s text:c="8"/>sum += as[i];</text:p>
      <text:p text:style-name="Standard"><text:s text:c="8"/>ans = max(ans, sum);</text:p>
      <text:p text:style-name="Standard"><text:s text:c="4"/>} </text:p>
      <text:p text:style-name="Standard"/>
      <text:p text:style-name="Standard"><text:s text:c="4"/>return ans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int N;</text:p>
      <text:p text:style-name="Standard"><text:s text:c="4"/>cin &gt;&gt; N;</text:p>
      <text:p text:style-name="Standard"/>
      <text:p text:style-name="Standard"><text:s text:c="4"/>vector&lt;int&gt; as(N);</text:p>
      <text:p text:style-name="Standard"/>
      <text:p text:style-name="Standard"><text:s text:c="4"/>for (int i = 0; i &lt; N; ++i)</text:p>
      <text:p text:style-name="Standard"><text:s text:c="8"/>cin &gt;&gt; as[i];</text:p>
      <text:p text:style-name="Standard"/>
      <text:p text:style-name="Standard"><text:s text:c="4"/>auto ans = kadane(as);</text:p>
      <text:p text:style-name="Standard"><text:soft-page-break/></text:p>
      <text:p text:style-name="Standard"><text:s text:c="4"/>cout &lt;&lt; ans &lt;&lt; '\n';</text:p>
      <text:p text:style-name="Standard"/>
      <text:p text:style-name="Standard"><text:s text:c="4"/>return 0;</text:p>
      <text:p text:style-name="Standard">}</text:p>
      <text:p text:style-name="Standard"/>
      <text:p text:style-name="P1">→ <text:span text:style-name="T1">COIN CHANGE </text:span></text:p>
      <text:p text:style-name="Standard">#include &lt;bits/stdc++.h&gt;</text:p>
      <text:p text:style-name="Standard"/>
      <text:p text:style-name="Standard">using namespace std;</text:p>
      <text:p text:style-name="Standard"/>
      <text:p text:style-name="Standard">const int MAX { 1'010'000 }, oo { 1'000'000'010 };</text:p>
      <text:p text:style-name="Standard">int st[MAX];</text:p>
      <text:p text:style-name="Standard"/>
      <text:p text:style-name="Standard">int coin_change(int m, const vector&lt;int&gt;&amp; cs)</text:p>
      <text:p text:style-name="Standard">{</text:p>
      <text:p text:style-name="Standard"><text:s text:c="4"/>if (m == 0)</text:p>
      <text:p text:style-name="Standard"><text:s text:c="8"/>return 0;</text:p>
      <text:p text:style-name="Standard"/>
      <text:p text:style-name="Standard"><text:s text:c="4"/>if (st[m] != -1)</text:p>
      <text:p text:style-name="Standard"><text:s text:c="8"/>return st[m];</text:p>
      <text:p text:style-name="Standard"/>
      <text:p text:style-name="Standard"><text:s text:c="4"/>auto res = oo;</text:p>
      <text:p text:style-name="Standard"/>
      <text:p text:style-name="Standard"><text:s text:c="4"/>for (auto c : cs)</text:p>
      <text:p text:style-name="Standard"><text:s text:c="8"/>if (c &lt;= m)</text:p>
      <text:p text:style-name="Standard"><text:s text:c="12"/>res = min(res, coin_change(m - c, cs) + 1);</text:p>
      <text:p text:style-name="Standard"/>
      <text:p text:style-name="Standard"><text:s text:c="4"/>st[m] = res;</text:p>
      <text:p text:style-name="Standard"><text:s text:c="4"/>return res; </text:p>
      <text:p text:style-name="Standard">}</text:p>
      <text:p text:style-name="Standard"/>
      <text:p text:style-name="Standard">int main()</text:p>
      <text:p text:style-name="Standard">{</text:p>
      <text:p text:style-name="Standard"><text:s text:c="4"/>memset(st, -1, sizeof st);</text:p>
      <text:p text:style-name="Standard"/>
      <text:p text:style-name="Standard"><text:s text:c="4"/>int N, M;</text:p>
      <text:p text:style-name="Standard"><text:s text:c="4"/>cin &gt;&gt; N &gt;&gt; M;</text:p>
      <text:p text:style-name="Standard"/>
      <text:p text:style-name="Standard"><text:s text:c="4"/>vector&lt;int&gt; cs(N);</text:p>
      <text:p text:style-name="Standard"/>
      <text:p text:style-name="Standard"><text:s text:c="4"/>for (int i = 0; i &lt; N; ++i)</text:p>
      <text:p text:style-name="Standard"><text:s text:c="8"/>cin &gt;&gt; cs[i];</text:p>
      <text:p text:style-name="Standard"/>
      <text:p text:style-name="Standard"><text:s text:c="4"/>cout &lt;&lt; coin_change(M, cs) &lt;&lt; '\n';</text:p>
      <text:p text:style-name="Standard"/>
      <text:p text:style-name="Standard"><text:s text:c="4"/>return 0;</text:p>
      <text:p text:style-name="Standard">}</text:p>
      <text:p text:style-name="Standard"/>
      <text:p text:style-name="P1">→ <text:span text:style-name="T1">COIN CHANGE – GULOSO</text:span></text:p>
      <text:p text:style-name="Standard"><text:soft-page-break/>#include &lt;bits/stdc++.h&gt;</text:p>
      <text:p text:style-name="Standard"/>
      <text:p text:style-name="Standard">using namespace std;</text:p>
      <text:p text:style-name="Standard"/>
      <text:p text:style-name="Standard">vector&lt;int&gt; coin_change(int M, const vector&lt;int&gt;&amp; cs)</text:p>
      <text:p text:style-name="Standard">{</text:p>
      <text:p text:style-name="Standard"><text:s text:c="4"/>int N = (int) cs.size();</text:p>
      <text:p text:style-name="Standard"><text:s text:c="4"/>vector&lt;int&gt; xs(N);</text:p>
      <text:p text:style-name="Standard"/>
      <text:p text:style-name="Standard"><text:s text:c="4"/>for (int i = N - 1; i &gt;= 0; --i)</text:p>
      <text:p text:style-name="Standard"><text:s text:c="4"/>{</text:p>
      <text:p text:style-name="Standard"><text:s text:c="8"/>xs[i] = M / cs[i];</text:p>
      <text:p text:style-name="Standard"><text:s text:c="8"/>M -= (xs[i] * cs[i]);</text:p>
      <text:p text:style-name="Standard"><text:s text:c="4"/>}</text:p>
      <text:p text:style-name="Standard"/>
      <text:p text:style-name="Standard"><text:s text:c="4"/>return xs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vector&lt;int&gt; cs { 1, 2, 5, 10, 25, 50 };</text:p>
      <text:p text:style-name="Standard"><text:s text:c="4"/>int M;</text:p>
      <text:p text:style-name="Standard"/>
      <text:p text:style-name="Standard"><text:s text:c="4"/>cin &gt;&gt; M;</text:p>
      <text:p text:style-name="Standard"/>
      <text:p text:style-name="Standard"><text:s text:c="4"/>auto xs = coin_change(M, cs);</text:p>
      <text:p text:style-name="Standard"/>
      <text:p text:style-name="Standard"><text:s text:c="4"/>for (size_t i = 0; i &lt; cs.size(); ++i)</text:p>
      <text:p text:style-name="Standard"><text:s text:c="8"/>cout &lt;&lt; cs[i] &lt;&lt; ": " &lt;&lt; xs[i] &lt;&lt; '\n';</text:p>
      <text:p text:style-name="Standard"/>
      <text:p text:style-name="Standard"><text:s text:c="4"/>cout &lt;&lt; accumulate(xs.begin(), xs.end(), 0) &lt;&lt; " moedas\n"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1:32:20.301411649</meta:creation-date>
    <dc:date>2026-01-14T21:52:37.719914811</dc:date>
    <meta:editing-duration>PT1H33M7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0" meta:paragraph-count="289" meta:word-count="1055" meta:character-count="5811" meta:non-whitespace-character-count="4338"/>
  </office:meta>
</office:document-meta>
</file>